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25-09-2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25-04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24-09-2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24-04-23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23-09-2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23-04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22-09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22-04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21-09-3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21-04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20-09-2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20-04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9-09-2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9-04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8-09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8-04-1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7-09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7-04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6-09-0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6-04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5-09-2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5-04-0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4-09-1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4-04-0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3-09-1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3-04-1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2-09-2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2-04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1-09-2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1-04-2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0-10-0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10-04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7-10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7-09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7-08-2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7-07-2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7-06-2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7-05-22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7-04-2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6-09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6-04-2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5-09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5-08-2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5-07-2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5-01-20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4-12-1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4-11-1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4-07-2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4-06-2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4-05-1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4-04-1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4-03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4-02-1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4-01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3-12-3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3-12-0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3-09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3-08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3-08-0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3-06-2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3-05-3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3-04-30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3-03-2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0-09-1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0-08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0-07-2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0-06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0-05-1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0-04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0-03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200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2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1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8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7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23076100601</text:p>
          </table:table-cell>
          <table:table-cell office:value-type="string" calcext:value-type="string">
            <text:p>TA Cc <text:s/>35</text:p>
          </table:table-cell>
          <table:table-cell office:value-type="string" calcext:value-type="string">
            <text:p>1976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74" meta:object-count="0"/>
    <meta:user-defined meta:name="AppVersion">3.0</meta:user-defined>
  </office:meta>
</office:document-meta>
</file>